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UploadSizeExceededException.MaxUploadSizeExceededException( long maxUploadSize , @ Nullable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xUploadSizeExceededException.getMaxUploa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UploadSizeExceededException.MaxUploadSizeExceededException( long maxUploa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